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80000000800F8F8D7EFB8EC7DA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fo:font-weight="normal" officeooo:rsid="00285fd1" officeooo:paragraph-rsid="00285fd1" style:font-size-asian="12pt" style:font-weight-asian="normal" style:font-size-complex="12pt" style:font-weight-complex="normal"/>
    </style:style>
    <style:style style:name="P2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85fd1" officeooo:paragraph-rsid="00285fd1" style:font-size-asian="12pt" style:font-weight-asian="normal" style:font-size-complex="12pt" style:font-weight-complex="normal"/>
    </style:style>
    <style:style style:name="P3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fo:font-weight="normal" officeooo:rsid="0029e721" officeooo:paragraph-rsid="0029e721" style:font-size-asian="12pt" style:font-weight-asian="normal" style:font-size-complex="12pt" style:font-weight-complex="normal"/>
    </style:style>
    <style:style style:name="P4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fo:font-weight="bold" officeooo:rsid="0029e721" officeooo:paragraph-rsid="0029e721" style:font-size-asian="12pt" style:font-weight-asian="bold" style:font-size-complex="12pt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style:text-underline-style="solid" style:text-underline-width="auto" style:text-underline-color="font-color" fo:font-weight="bold" officeooo:rsid="00285fd1" officeooo:paragraph-rsid="00285fd1" style:font-size-asian="12pt" style:font-weight-asian="bold" style:font-size-complex="12pt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style:text-underline-style="solid" style:text-underline-width="auto" style:text-underline-color="font-color" fo:font-weight="bold" officeooo:rsid="0029e721" officeooo:paragraph-rsid="0029e721" style:font-size-asian="12pt" style:font-weight-asian="bold" style:font-size-complex="12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style:font-name="Tahoma" fo:font-size="12pt" officeooo:paragraph-rsid="00171774" style:font-size-asian="12pt" style:font-size-complex="12pt"/>
    </style:style>
    <style:style style:name="P8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style:text-underline-style="solid" style:text-underline-width="auto" style:text-underline-color="font-color" fo:font-weight="bold" officeooo:rsid="002bd996" officeooo:paragraph-rsid="002bd996" style:font-size-asian="12pt" style:font-weight-asian="bold" style:font-size-complex="12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fo:font-weight="normal" officeooo:rsid="00285fd1" officeooo:paragraph-rsid="00285fd1" style:font-size-asian="12pt" style:font-weight-asian="normal" style:font-size-complex="12pt" style:font-weight-complex="normal"/>
    </style:style>
    <style:style style:name="P10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85fd1" officeooo:paragraph-rsid="00285fd1" style:font-size-asian="12pt" style:font-weight-asian="normal" style:font-size-complex="12pt" style:font-weight-complex="normal"/>
    </style:style>
    <style:style style:name="P11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fo:font-weight="normal" officeooo:rsid="00285fd1" officeooo:paragraph-rsid="0029e721" style:font-size-asian="12pt" style:font-weight-asian="normal" style:font-size-complex="12pt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9e721" officeooo:paragraph-rsid="0029e721" style:font-size-asian="12pt" style:font-weight-asian="normal" style:font-size-complex="12pt" style:font-weight-complex="normal"/>
    </style:style>
    <style:style style:name="P13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fo:font-weight="normal" officeooo:rsid="0029e721" officeooo:paragraph-rsid="0029e721" style:font-size-asian="12pt" style:font-weight-asian="normal" style:font-size-complex="12pt" style:font-weight-complex="normal"/>
    </style:style>
    <style:style style:name="P14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9e721" officeooo:paragraph-rsid="002bd996" style:font-size-asian="12pt" style:font-weight-asian="normal" style:font-size-complex="12pt" style:font-weight-complex="normal"/>
    </style:style>
    <style:style style:name="P15" style:family="paragraph" style:parent-style-name="Text_20_body">
      <loext:graphic-properties draw:fill-gradient-name="gradient" draw:fill-hatch-name="hatch"/>
      <style:paragraph-properties fo:line-height="115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9e721" officeooo:paragraph-rsid="002bd996" style:font-size-asian="12pt" style:font-weight-asian="normal" style:font-size-complex="12pt" style:font-weight-complex="normal"/>
    </style:style>
    <style:style style:name="P16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fo:font-weight="normal" officeooo:rsid="002aa104" officeooo:paragraph-rsid="00285fd1" style:font-size-asian="12pt" style:font-weight-asian="normal" style:font-size-complex="12pt" style:font-weight-complex="normal"/>
    </style:style>
    <style:style style:name="P17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fo:font-weight="normal" officeooo:rsid="002aa104" officeooo:paragraph-rsid="002bd996" style:font-size-asian="12pt" style:font-weight-asian="normal" style:font-size-complex="12pt" style:font-weight-complex="normal"/>
    </style:style>
    <style:style style:name="P18" style:family="paragraph" style:parent-style-name="Text_20_body">
      <loext:graphic-properties draw:fill-gradient-name="Gradient_20_2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aa104" officeooo:paragraph-rsid="002bd996" style:font-size-asian="12pt" style:font-weight-asian="normal" style:font-size-complex="12pt" style:font-weight-complex="normal"/>
    </style:style>
    <style:style style:name="P19" style:family="paragraph" style:parent-style-name="Text_20_body">
      <loext:graphic-properties draw:fill-gradient-name="Gradient_20_3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aa104" officeooo:paragraph-rsid="002bd996" style:font-size-asian="12pt" style:font-weight-asian="normal" style:font-size-complex="12pt" style:font-weight-complex="normal"/>
    </style:style>
    <style:style style:name="P20" style:family="paragraph" style:parent-style-name="Text_20_body">
      <loext:graphic-properties draw:fill-gradient-name="Gradient_20_4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aa104" officeooo:paragraph-rsid="002bd996" style:font-size-asian="12pt" style:font-weight-asian="normal" style:font-size-complex="12pt" style:font-weight-complex="normal"/>
    </style:style>
    <style:style style:name="P21" style:family="paragraph" style:parent-style-name="Text_20_body">
      <loext:graphic-properties draw:fill-gradient-name="Gradient_20_5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aa104" officeooo:paragraph-rsid="002bd996" style:font-size-asian="12pt" style:font-weight-asian="normal" style:font-size-complex="12pt" style:font-weight-complex="normal"/>
    </style:style>
    <style:style style:name="P22" style:family="paragraph" style:parent-style-name="Text_20_body">
      <loext:graphic-properties draw:fill-gradient-name="Gradient_20_7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aa104" officeooo:paragraph-rsid="002bd996" style:font-size-asian="12pt" style:font-weight-asian="normal" style:font-size-complex="12pt" style:font-weight-complex="normal"/>
    </style:style>
    <style:style style:name="P23" style:family="paragraph" style:parent-style-name="Text_20_body">
      <loext:graphic-properties draw:fill-gradient-name="Gradient_20_8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aa104" officeooo:paragraph-rsid="002bd996" style:font-size-asian="12pt" style:font-weight-asian="normal" style:font-size-complex="12pt" style:font-weight-complex="normal"/>
    </style:style>
    <style:style style:name="P24" style:family="paragraph" style:parent-style-name="Text_20_body">
      <loext:graphic-properties draw:fill-gradient-name="Gradient_20_9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aa104" officeooo:paragraph-rsid="002bd996" style:font-size-asian="12pt" style:font-weight-asian="normal" style:font-size-complex="12pt" style:font-weight-complex="normal"/>
    </style:style>
    <style:style style:name="P25" style:family="paragraph" style:parent-style-name="Text_20_body">
      <loext:graphic-properties draw:fill-gradient-name="gradient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aa104" officeooo:paragraph-rsid="002bd996" style:font-size-asian="12pt" style:font-weight-asian="normal" style:font-size-complex="12pt" style:font-weight-complex="normal"/>
    </style:style>
    <style:style style:name="P26" style:family="paragraph" style:parent-style-name="Text_20_body">
      <loext:graphic-properties draw:fill-gradient-name="Gradient_20_9" draw:fill-hatch-name="hatch"/>
      <style:paragraph-properties fo:line-height="150%" fo:text-align="justify" style:justify-single-word="false" fo:padding="0.049cm" fo:border="0.06pt solid #000000"/>
      <style:text-properties fo:font-variant="normal" fo:text-transform="none" fo:color="#000000" loext:opacity="100%" style:font-name="Tahoma" fo:font-size="12pt" fo:letter-spacing="normal" fo:font-style="normal" fo:font-weight="normal" officeooo:rsid="002aa104" officeooo:paragraph-rsid="002d1648" style:font-size-asian="12pt" style:font-weight-asian="normal" style:font-size-complex="12pt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fo:font-weight="normal" officeooo:rsid="002bd996" officeooo:paragraph-rsid="002bd996" style:font-size-asian="12pt" style:font-weight-asian="normal" style:font-size-complex="12pt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fo:font-weight="bold" officeooo:rsid="002bd996" officeooo:paragraph-rsid="002bd996" style:font-size-asian="12pt" style:font-weight-asian="bold" style:font-size-complex="12pt" style:font-weight-complex="bold"/>
    </style:style>
    <style:style style:name="P29" style:family="paragraph" style:parent-style-name="Text_20_body">
      <loext:graphic-properties draw:fill-gradient-name="gradient" draw:fill-hatch-name="hatch"/>
      <style:paragraph-properties fo:line-height="150%" fo:text-align="justify" style:justify-single-word="false"/>
      <style:text-properties fo:font-variant="normal" fo:text-transform="none" fo:color="#000000" loext:opacity="100%" style:font-name="Tahoma" fo:font-size="12pt" fo:letter-spacing="normal" fo:font-style="normal" fo:font-weight="bold" officeooo:rsid="002aa104" officeooo:paragraph-rsid="002bd996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e721"/>
    </style:style>
    <style:style style:name="T3" style:family="text">
      <style:text-properties officeooo:rsid="002bd9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7">Em Python, as listas são objetos versáteis e possuem diversas funções embutidas que permitem manipular e realizar operações em listas. Aqui estão algumas das funções mais comumente utilizadas em listas:<text:span text:style-name="T1"/></text:p>
      <text:p text:style-name="P29">len(lista) - Retorna o tamanho da lista:<text:span text:style-name="T1"/></text:p>
      <text:p text:style-name="P18">lista = [1, 2, 3, 4, 5]<text:span text:style-name="T1"/></text:p>
      <text:p text:style-name="P18">tamanho = len(lista)<text:span text:style-name="T1"/></text:p>
      <text:p text:style-name="P18">print(tamanho) <text:s/># Saída: 5<text:span text:style-name="T1"/></text:p>
      <text:p text:style-name="P29">lista.append(elemento) - Adiciona um elemento no final da lista:<text:span text:style-name="T1"/></text:p>
      <text:p text:style-name="P19">lista = [1, 2, 3]<text:span text:style-name="T1"/></text:p>
      <text:p text:style-name="P19">lista.append(4)<text:span text:style-name="T1"/></text:p>
      <text:p text:style-name="P19">print(lista) <text:s/># Saída: [1, 2, 3, 4]<text:span text:style-name="T1"/></text:p>
      <text:p text:style-name="P29">lista.insert(indice, elemento) - Insere um elemento em uma posição específica da lista<text:span text:style-name="T1"/></text:p>
      <text:p text:style-name="P17"/>
      <text:p text:style-name="P20">lista = [1, 2, 3]<text:span text:style-name="T1"/></text:p>
      <text:p text:style-name="P20">lista.insert(1, 10)<text:span text:style-name="T1"/></text:p>
      <text:p text:style-name="P20">print(lista) <text:s/># Saída: [1, 10, 2, 3]<text:span text:style-name="T1"/></text:p>
      <text:p text:style-name="P17"/>
      <text:p text:style-name="P29">lista.remove(elemento)<text:span text:style-name="T1"/></text:p>
      <text:p text:style-name="P21">lista = [1, 2, 3, 2]<text:span text:style-name="T1"/></text:p>
      <text:p text:style-name="P21">lista.remove(2)<text:span text:style-name="T1"/></text:p>
      <text:p text:style-name="P21">print(lista) <text:s/># Saída: [1, 3, 2]<text:span text:style-name="T1"/></text:p>
      <text:p text:style-name="P17"/>
      <text:p text:style-name="P17"/>
      <text:p text:style-name="P17"><text:soft-page-break/></text:p>
      <text:p text:style-name="P29">lista.pop(indice) - Remove e retorna o elemento de uma posição específica da lista:<text:span text:style-name="T1"/></text:p>
      <text:p text:style-name="P17"/>
      <text:p text:style-name="P22">lista = [1, 2, 3]<text:span text:style-name="T1"/></text:p>
      <text:p text:style-name="P22">elemento = lista.pop(1)<text:span text:style-name="T1"/></text:p>
      <text:p text:style-name="P22">print(elemento) <text:s/># Saída: 2<text:span text:style-name="T1"/></text:p>
      <text:p text:style-name="P22">print(lista) <text:s/># Saída: [1, 3]<text:span text:style-name="T1"/></text:p>
      <text:p text:style-name="P29">lista.index(elemento) - Retorna o índice da primeira ocorrência de um elemento na lista:<text:span text:style-name="T1"/></text:p>
      <text:p text:style-name="P23">lista = [1, 2, 3, 2]<text:span text:style-name="T1"/></text:p>
      <text:p text:style-name="P23">indice = lista.index(2)<text:span text:style-name="T1"/></text:p>
      <text:p text:style-name="P23">print(indice) <text:s/># Saída: 1<text:span text:style-name="T1"/></text:p>
      <text:p text:style-name="P17"/>
      <text:p text:style-name="P29">elemento in lista - Verifica se um elemento está presente na lista:<text:span text:style-name="T1"/></text:p>
      <text:p text:style-name="P24">lista = [1, 2, 3]<text:span text:style-name="T1"/></text:p>
      <text:p text:style-name="P24">existe = 2 in lista<text:span text:style-name="T1"/></text:p>
      <text:p text:style-name="P24">print(existe) <text:s/># Saída: True<text:span text:style-name="T1"/></text:p>
      <text:p text:style-name="P29">lista.count(elemento) - Conta o número de ocorrências de um elemento na lista:<text:span text:style-name="T1"/></text:p>
      <text:p text:style-name="P26">lista = [1, 2, 3, 2]<text:span text:style-name="T1"/></text:p>
      <text:p text:style-name="P26">ocorrencias = lista.count(2)<text:span text:style-name="T1"/></text:p>
      <text:p text:style-name="P26">print(ocorrencias) <text:s/># Saída: 2<text:span text:style-name="T1"/></text:p>
      <text:p text:style-name="P17"/>
      <text:p text:style-name="P17"/>
      <text:p text:style-name="P17"><text:soft-page-break/></text:p>
      <text:p text:style-name="P17"/>
      <text:p text:style-name="P17"/>
      <text:p text:style-name="P29">lista.sort() - Ordena os elementos da lista em ordem crescente:<text:span text:style-name="T1"/></text:p>
      <text:p text:style-name="P25">lista = [3, 1, 4, 2]<text:span text:style-name="T1"/></text:p>
      <text:p text:style-name="P25">lista.sort()<text:span text:style-name="T1"/></text:p>
      <text:p text:style-name="P25">print(lista) <text:s/># Saída: [1, 2, 3, 4]<text:span text:style-name="T1"/></text:p>
      <text:p text:style-name="P29">lista.reverse() - Inverte a ordem dos elementos da lista:<text:span text:style-name="T1"/></text:p>
      <text:p text:style-name="P25">lista = [1, 2, 3, 4]<text:span text:style-name="T1"/></text:p>
      <text:p text:style-name="P25">lista.reverse()<text:span text:style-name="T1"/></text:p>
      <text:p text:style-name="P25">print(lista) <text:s/># Saída: [4, 3, 2, 1]<text:span text:style-name="T1"/></text:p>
      <text:p text:style-name="P17">Esses exemplos ilustram o uso das funções de listas em Python. Lembre-se de que essas são apenas algumas das muitas funções disponíveis, e é possível explorar outras funcionalidades e opções oferecidas pelas listas em Python.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1" text:anchor-type="char" svg:x="7.108cm" svg:y="-1.217cm" svg:width="2.263cm" svg:height="2.263cm" draw:z-index="2"><draw:image xlink:href="Pictures/100000010000080000000800F8F8D7EFB8EC7DAC.png" xlink:type="simple" xlink:show="embed" xlink:actuate="onLoad" draw:mime-type="image/png"/></draw:frame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17:25:32.511084744</meta:creation-date>
    <dc:date>2023-06-23T21:45:37.482000000</dc:date>
    <meta:editing-duration>PT3H45M39S</meta:editing-duration>
    <meta:editing-cycles>14</meta:editing-cycles>
    <meta:generator>LibreOffice/7.4.7.2$Windows_X86_64 LibreOffice_project/723314e595e8007d3cf785c16538505a1c878ca5</meta:generator>
    <meta:document-statistic meta:table-count="0" meta:image-count="1" meta:object-count="0" meta:page-count="3" meta:paragraph-count="43" meta:word-count="302" meta:character-count="1793" meta:non-whitespace-character-count="1523"/>
  </office:meta>
</office:document-meta>
</file>